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659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2.167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524cm" svg:x="1.554cm" svg:y="2.524cm">
          <text:p text:style-name="P1"><text:span text:style-name="T1">Smoke sen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524cm" svg:x="3.159cm" svg:y="5.826cm">
          <text:p text:style-name="P1"><text:span text:style-name="T1">Temp.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3.556cm" svg:x="5.318cm" svg:y="1.508cm">
          <text:p text:style-name="P1"><text:span text:style-name="T1">Micro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667cm" svg:height="1.524cm" svg:x="10.525cm" svg:y="2.524cm"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348cm" svg:y1="3.286cm" svg:x2="5.318cm" svg:y2="3.286cm" draw:start-shape="id1" draw:start-glue-point="1" draw:end-shape="id2" svg:d="M4348 3286h970" svg:viewBox="0 0 971 1">
          <text:p/>
        </draw:connector>
        <draw:connector draw:style-name="gr4" draw:text-style-name="P3" draw:layer="layout" svg:x1="5.953cm" svg:y1="6.588cm" svg:x2="7.413cm" svg:y2="5.064cm" draw:start-shape="id3" draw:start-glue-point="1" draw:end-shape="id2" draw:end-glue-point="2" svg:d="M5953 6588h1460v-1524" svg:viewBox="0 0 1461 1525">
          <text:p/>
        </draw:connector>
        <draw:connector draw:style-name="gr4" draw:text-style-name="P3" draw:layer="layout" svg:x1="9.509cm" svg:y1="3.286cm" svg:x2="10.525cm" svg:y2="3.286cm" draw:start-shape="id2" draw:start-glue-point="1" draw:end-shape="id4" draw:end-glue-point="3" svg:d="M9509 3286h1016" svg:viewBox="0 0 1017 1">
          <text:p/>
        </draw:connector>
        <draw:custom-shape draw:style-name="gr5" draw:text-style-name="P2" xml:id="id7" draw:id="id7" draw:layer="layout" svg:width="2.159cm" svg:height="1.524cm" svg:x="16.621cm" svg:y="2.524cm"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445cm" svg:height="2.54cm" svg:x="20.05cm" svg:y="2.016cm">
          <text:p text:style-name="P1"><text:span text:style-name="T1">Base station compu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2.667cm" svg:height="2.032cm" svg:x="25.765cm" svg:y="2.27cm">
          <text:p text:style-name="P1"><text:span text:style-name="T1">Websit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2.921cm" svg:height="1.524cm" svg:x="20.812cm" svg:y="5.826cm">
          <text:p text:style-name="P1"><text:span text:style-name="T1">Phone Ap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2.272cm" svg:y1="4.556cm" svg:x2="22.272cm" svg:y2="5.826cm" draw:start-shape="id5" draw:start-glue-point="2" draw:end-shape="id6" draw:end-glue-point="0" svg:d="M22272 4556v1270" svg:viewBox="0 0 1 1271">
          <text:p/>
        </draw:connector>
        <draw:connector draw:style-name="gr4" draw:text-style-name="P3" draw:layer="layout" svg:x1="18.78cm" svg:y1="3.286cm" svg:x2="20.05cm" svg:y2="3.286cm" draw:start-shape="id7" draw:start-glue-point="1" draw:end-shape="id5" svg:d="M18780 3286h1270" svg:viewBox="0 0 1271 1">
          <text:p/>
        </draw:connector>
        <draw:connector draw:style-name="gr4" draw:text-style-name="P3" draw:layer="layout" svg:x1="24.495cm" svg:y1="3.286cm" svg:x2="25.765cm" svg:y2="3.286cm" draw:start-shape="id5" draw:start-glue-point="1" draw:end-shape="id8" draw:end-glue-point="3" svg:d="M24495 3286h1270" svg:viewBox="0 0 1271 1">
          <text:p/>
        </draw:connector>
        <draw:line draw:style-name="gr4" draw:text-style-name="P3" draw:layer="layout" svg:x1="13.192cm" svg:y1="3.286cm" svg:x2="13.954cm" svg:y2="3.286cm">
          <text:p/>
        </draw:line>
        <draw:path draw:style-name="gr9" draw:text-style-name="P3" draw:layer="layout" svg:width="0.453cm" svg:height="0.226cm" draw:transform="rotate (-1.10706234454) translate (14.081cm 3.032cm)" svg:viewBox="0 0 454 227" svg:d="M0 0c284 0 454 227 454 227">
          <text:p/>
        </draw:path>
        <draw:path draw:style-name="gr9" draw:text-style-name="P3" draw:layer="layout" svg:width="1.053cm" svg:height="0.507cm" draw:transform="skewX (0.330216294477327) rotate (-1.0471975511966) translate (14.461cm 2.778cm)" svg:viewBox="0 0 1054 508" svg:d="M0 0c586 5 1054 508 1054 508">
          <text:p/>
        </draw:path>
        <draw:path draw:style-name="gr9" draw:text-style-name="P3" draw:layer="layout" svg:width="1.692cm" svg:height="0.968cm" draw:transform="skewX (0.205425252959733) rotate (-0.994663140711569) translate (14.843cm 2.397cm)" svg:viewBox="0 0 1693 969" svg:d="M0 0c1058 6 1693 969 1693 969">
          <text:p/>
        </draw:path>
        <draw:line draw:style-name="gr4" draw:text-style-name="P3" draw:layer="layout" svg:x1="15.732cm" svg:y1="3.286cm" svg:x2="16.621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9:56:37.121966592</meta:creation-date>
    <dc:date>2018-10-28T13:00:10.707315764</dc:date>
    <meta:editing-duration>PT26M51S</meta:editing-duration>
    <meta:editing-cycles>4</meta:editing-cycles>
    <meta:generator>LibreOffice/6.0.6.2$Linux_X86_64 LibreOffice_project/00m0$Build-2</meta:generator>
    <meta:document-statistic meta:object-count="19"/>
  </office:meta>
</office:document-meta>
</file>